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525b1" officeooo:paragraph-rsid="001525b1"/>
    </style:style>
    <style:style style:name="P2" style:family="paragraph" style:parent-style-name="Standard">
      <style:text-properties officeooo:paragraph-rsid="001525b1"/>
    </style:style>
    <style:style style:name="T1" style:family="text">
      <style:text-properties style:font-name="Liberation Serif1"/>
    </style:style>
    <style:style style:name="T2" style:family="text">
      <style:text-properties style:font-name="Liberation Serif"/>
    </style:style>
    <style:style style:name="T3" style:family="text">
      <style:text-properties style:font-name="Liberation Serif" officeooo:rsid="001525b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CMAScript 2022<text:span text:style-name="T1">®</text:span><text:span text:style-name="T2"> 2022</text:span></text:p>
      <text:p text:style-name="P1"><text:span text:style-name="T2">Especificación del lenguaje:</text:span></text:p>
      <text:p text:style-name="P1"><text:span text:style-name="T2"/></text:p>
      <text:p text:style-name="P1"><text:span text:style-name="T2">Acerca de esta especificación</text:span></text:p>
      <text:p text:style-name="P1"><text:span text:style-name="T2"/></text:p>
      <text:p text:style-name="P2"><text:span text:style-name="T3">El documento contenido en esta dirección (</text:span><text:a xlink:type="simple" xlink:href="https://tc39.es/ecma262/" text:style-name="Internet_20_link" text:visited-style-name="Visited_20_Internet_20_Link"><text:span text:style-name="T2">https://tc39.es/ecma262/</text:span></text:a><text:span text:style-name="T3">) es la especificación mas precisa y actualizada de ECMAScript. Contiene el contenido de las tomas-instantáneas anuales más recientes, además de contener todas las propuestas terminadas () desde que se capturó dicha toma-instantánea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01T08:33:41.288800612</meta:creation-date>
    <dc:date>2022-03-01T08:44:10.701982650</dc:date>
    <meta:editing-duration>PT19S</meta:editing-duration>
    <meta:editing-cycles>1</meta:editing-cycles>
    <meta:document-statistic meta:table-count="0" meta:image-count="0" meta:object-count="0" meta:page-count="1" meta:paragraph-count="4" meta:word-count="49" meta:character-count="377" meta:non-whitespace-character-count="332"/>
    <meta:generator>LibreOffice/6.4.7.2$Linux_X86_64 LibreOffice_project/40$Build-2</meta:generator>
  </office:meta>
</office:document-meta>
</file>